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119cm" fo:min-width="5.788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44cm" fo:min-width="3.541cm"/>
      <style:paragraph-properties style:writing-mode="lr-tb"/>
    </style:style>
    <style:style style:name="gr3" style:family="graphic" style:parent-style-name="standard">
      <style:graphic-properties draw:fill-color="#861141" draw:textarea-horizontal-align="justify" draw:textarea-vertical-align="middle" draw:auto-grow-height="false" fo:min-height="1.546cm" fo:min-width="2.353cm"/>
      <style:paragraph-properties style:writing-mode="lr-tb"/>
    </style:style>
    <style:style style:name="gr4" style:family="graphic" style:parent-style-name="objectwithoutfill">
      <style:graphic-properties svg:stroke-color="#ff0000" draw:fill="none" draw:textarea-vertical-align="middle"/>
      <style:paragraph-properties style:writing-mode="lr-tb"/>
    </style:style>
    <style:style style:name="gr5" style:family="graphic" style:parent-style-name="standard">
      <style:graphic-properties draw:fill-color="#861141" draw:textarea-horizontal-align="justify" draw:textarea-vertical-align="middle" draw:auto-grow-height="false" fo:min-height="1.02cm" fo:min-width="2.99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2cm" fo:min-width="3.09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32cm" fo:min-width="2.993cm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861141" draw:marker-end="Arrowheads_20_12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svg:stroke-color="#3465a4" draw:fill-color="#861141" draw:textarea-horizontal-align="justify" draw:textarea-vertical-align="middle" draw:auto-grow-height="false" fo:min-height="1.02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86114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8.89cm" svg:height="4.763cm" svg:x="6.08cm" svg:y="0.682cm">
          <text:p text:style-name="P1">Read in args and string, allocate space for string and pass to _sprintf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715cm" svg:height="3.81cm" svg:x="4.175cm" svg:y="14.335cm">
          <text:p text:style-name="P1">_putchar the charac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4.033cm" svg:height="2.54cm" svg:x="16.24cm" svg:y="24.177cm">
          <text:p text:style-name="P1">Error 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18.257cm" svg:y1="24.177cm" svg:x2="14.97cm" svg:y2="3.064cm" draw:start-shape="id1" draw:start-glue-point="4" draw:end-shape="id2" draw:end-glue-point="10" svg:d="M18257 24177c0-14076-1095-21113-3287-21113" svg:viewBox="0 0 3288 21114">
          <text:p/>
        </draw:connector>
        <draw:custom-shape draw:style-name="gr5" draw:text-style-name="P3" draw:layer="layout" svg:width="3.492cm" svg:height="1.27cm" svg:x="16.875cm" svg:y="3.54cm">
          <text:p text:style-name="P1">Null string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08cm" svg:height="3.492cm" svg:x="11.477cm" svg:y="14.97cm">
          <text:p text:style-name="P1"><text:span text:style-name="T1">Identify the format to convert from </text:span></text:p>
          <text:p text:style-name="P1"><text:span text:style-name="T1">(d, c, 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6" draw:id="id6" draw:layer="layout" svg:width="5.08cm" svg:height="3.492cm" svg:x="11.477cm" svg:y="20.05cm">
          <text:p text:style-name="P1"><text:span text:style-name="T2">Select the correct function and use 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6.985cm" svg:height="4.763cm" svg:x="7.032cm" svg:y="7.35cm">
          <text:p text:style-name="P1"><text:span text:style-name="T1">Check what current character of directive string 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draw:type="line" svg:x1="10.525cm" svg:y1="5.445cm" svg:x2="10.525cm" svg:y2="7.35cm" draw:start-shape="id2" draw:start-glue-point="8" draw:end-shape="id3" draw:end-glue-point="4" svg:d="M10525 5445v1905" svg:viewBox="0 0 1 1906">
          <text:p/>
        </draw:connector>
        <draw:connector draw:style-name="gr9" draw:text-style-name="P4" draw:layer="layout" draw:type="line" svg:x1="7.032cm" svg:y1="9.732cm" svg:x2="7.032cm" svg:y2="14.335cm" draw:start-shape="id3" draw:start-glue-point="5" draw:end-shape="id4" draw:end-glue-point="4" svg:d="M7032 9732v4603" svg:viewBox="0 0 1 4604">
          <text:p text:style-name="P1">Normal character</text:p>
          <text:p text:style-name="P1">(a, b, 1 2, ...)</text:p>
        </draw:connector>
        <draw:connector draw:style-name="gr10" draw:text-style-name="P4" draw:layer="layout" draw:type="line" svg:x1="14.017cm" svg:y1="9.732cm" svg:x2="14.017cm" svg:y2="14.97cm" draw:start-shape="id3" draw:start-glue-point="7" draw:end-shape="id5" draw:end-glue-point="4" svg:d="M14017 9732v5238" svg:viewBox="0 0 1 5239">
          <text:p text:style-name="P1">Directive character</text:p>
          <text:p text:style-name="P1">(%)</text:p>
        </draw:connector>
        <draw:connector draw:style-name="gr11" draw:text-style-name="P4" draw:layer="layout" draw:type="line" svg:x1="14.017cm" svg:y1="18.462cm" svg:x2="14.017cm" svg:y2="20.05cm" draw:start-shape="id5" draw:start-glue-point="8" draw:end-shape="id6" draw:end-glue-point="4" svg:d="M14017 18462v1588" svg:viewBox="0 0 1 1589">
          <text:p/>
        </draw:connector>
        <draw:connector draw:style-name="gr12" draw:text-style-name="P4" draw:layer="layout" draw:type="curve" svg:x1="4.175cm" svg:y1="16.24cm" svg:x2="7.032cm" svg:y2="9.732cm" draw:start-shape="id4" draw:start-glue-point="6" draw:end-shape="id3" draw:end-glue-point="5" svg:d="M4175 16240c-753 0-2181-6508 2857-6508" svg:viewBox="0 0 3636 6509">
          <text:p/>
        </draw:connector>
        <draw:connector draw:style-name="gr12" draw:text-style-name="P4" draw:layer="layout" draw:type="curve" draw:line-skew="0.576cm" svg:x1="16.557cm" svg:y1="21.796cm" svg:x2="14.017cm" svg:y2="9.732cm" draw:start-shape="id6" draw:start-glue-point="10" draw:end-shape="id3" draw:end-glue-point="7" svg:d="M16557 21796c1617 0 2887-12064-2540-12064" svg:viewBox="0 0 3935 12065">
          <text:p/>
        </draw:connector>
        <draw:connector draw:style-name="gr13" draw:text-style-name="P4" draw:layer="layout" draw:type="line" svg:x1="15.813cm" svg:y1="17.951cm" svg:x2="19.683cm" svg:y2="24.549cm" draw:start-shape="id5" draw:start-glue-point="9" draw:end-shape="id1" draw:end-glue-point="11" svg:d="M15813 17951l3870 6598" svg:viewBox="0 0 3871 6599">
          <text:p text:style-name="P1"/>
        </draw:connector>
        <draw:custom-shape draw:style-name="gr14" draw:text-style-name="P3" draw:layer="layout" svg:width="3.81cm" svg:height="1.27cm" svg:x="14.335cm" svg:y="18.462cm">
          <text:p text:style-name="P1">Incorrect forma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1:29:17.685056263</meta:creation-date>
    <dc:date>2023-03-09T13:47:06.264712244</dc:date>
    <meta:editing-duration>PT1H31M</meta:editing-duration>
    <meta:editing-cycles>4</meta:editing-cycles>
    <meta:generator>LibreOffice/7.5.0.3$Linux_X86_64 LibreOffice_project/50$Build-3</meta:generator>
    <meta:document-statistic meta:object-count="16"/>
  </office:meta>
</office:document-meta>
</file>